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2.8799in"/>
    </style:style>
    <style:style style:name="co4"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8693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1.020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21"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2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25"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7"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9"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30"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31" style:family="table-cell" style:parent-style-name="Default">
      <style:text-properties style:font-name="Arial"/>
    </style:style>
    <style:style style:name="ce32" style:family="table-cell" style:parent-style-name="Default">
      <style:table-cell-properties style:vertical-align="middle"/>
      <style:text-properties style:font-name="Arial" fo:font-size="9pt" style:font-size-asian="9pt" style:font-size-complex="9pt"/>
    </style:style>
    <style:style style:name="ce33"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G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8" table:default-cell-style-name="ce19"/>
        <table:table-column table:style-name="co3" table:default-cell-style-name="ce19"/>
        <table:table-column table:style-name="co4" table:number-columns-repeated="1014" table:default-cell-style-name="ce31"/>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nextgens</text:p>
          </table:table-cell>
          <table:table-cell table:style-name="ce14" office:value-type="string" calcext:value-type="string">
            <text:p>toad_</text:p>
          </table:table-cell>
          <table:table-cell table:style-name="ce14" office:value-type="string" calcext:value-type="string">
            <text:p>xor</text:p>
          </table:table-cell>
          <table:table-cell table:style-name="ce14" table:number-columns-repeated="4"/>
          <table:table-cell table:number-columns-repeated="1014"/>
        </table:table-row>
        <table:table-row table:style-name="ro2">
          <table:table-cell table:style-name="ce2"/>
          <table:table-cell table:style-name="ce14" table:number-columns-repeated="7"/>
          <table:table-cell table:style-name="ce14" office:value-type="string" calcext:value-type="string">
            <text:p>(H) – (G)</text:p>
          </table:table-cell>
          <table:table-cell table:style-name="ce14"/>
          <table:table-cell table:number-columns-repeated="1014"/>
        </table:table-row>
        <table:table-header-rows>
          <table:table-row table:style-name="ro1">
            <table:table-cell table:style-name="ce2" office:value-type="string" calcext:value-type="string">
              <text:p>Task category / Task</text:p>
            </table:table-cell>
            <table:table-cell table:number-columns-repeated="5" table:style-name="ce14" office:value-type="string" calcext:value-type="string">
              <text:p>Estimate</text:p>
            </table:table-cell>
            <table:table-cell table:style-name="ce24" office:value-type="string" calcext:value-type="string">
              <text:p>Mean</text:p>
            </table:table-cell>
            <table:table-cell table:style-name="ce26" office:value-type="string" calcext:value-type="string">
              <text:p>Mean</text:p>
            </table:table-cell>
            <table:table-cell table:style-name="ce24" table:formula="of:=T(&quot;= weeks&quot;)" office:value-type="string" office:string-value="= weeks" calcext:value-type="string">
              <text:p>= weeks</text:p>
            </table:table-cell>
            <table:table-cell table:style-name="ce14" office:value-type="string" calcext:value-type="string">
              <text:p>Comment</text:p>
            </table:table-cell>
            <table:table-cell table:number-columns-repeated="1014"/>
          </table:table-row>
          <table:table-row table:style-name="ro2">
            <table:table-cell table:style-name="ce3"/>
            <table:table-cell table:number-columns-repeated="5" table:style-name="ce15" office:value-type="string" calcext:value-type="string">
              <text:p>weeks</text:p>
            </table:table-cell>
            <table:table-cell table:style-name="ce15"/>
            <table:table-cell table:style-name="ce27" office:value-type="string" calcext:value-type="string">
              <text:p>without</text:p>
            </table:table-cell>
            <table:table-cell table:style-name="ce15" office:value-type="string" calcext:value-type="string">
              <text:p>added by</text:p>
            </table:table-cell>
            <table:table-cell table:style-name="ce15"/>
            <table:table-cell table:number-columns-repeated="1014"/>
          </table:table-row>
        </table:table-header-rows>
        <table:table-row table:style-name="ro2">
          <table:table-cell table:style-name="ce4"/>
          <table:table-cell table:style-name="ce16" table:number-columns-repeated="6"/>
          <table:table-cell table:style-name="ce28" office:value-type="string" calcext:value-type="string">
            <text:p>red ones</text:p>
          </table:table-cell>
          <table:table-cell table:style-name="ce16" office:value-type="string" calcext:value-type="string">
            <text:p>using (H)</text:p>
          </table:table-cell>
          <table:table-cell table:style-name="ce16"/>
          <table:table-cell table:number-columns-repeated="1014"/>
        </table:table-row>
        <table:table-row table:style-name="ro2">
          <table:table-cell table:style-name="ce5" office:value-type="string" calcext:value-type="string">
            <text:p>Speed - Improve performance of Freenet or Freenet applications</text:p>
          </table:table-cell>
          <table:table-cell table:style-name="ce17" table:number-columns-repeated="9"/>
          <table:table-cell table:number-columns-repeated="1014"/>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office:value-type="float" office:value="6" calcext:value-type="float">
            <text:p>6</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25" table:content-validation-name="val2" table:formula="of:=AVERAGE([.$B7:.$F7])" office:value-type="float" office:value="4.1" calcext:value-type="float">
            <text:p>4</text:p>
          </table:table-cell>
          <table:table-cell table:style-name="ce25" table:content-validation-name="val2" table:formula="of:=AVERAGE([.$B7];[.$C7]; [.$E7]; [.$F7])" office:value-type="float" office:value="5" calcext:value-type="float">
            <text:p>5</text:p>
          </table:table-cell>
          <table:table-cell table:style-name="ce25" table:content-validation-name="val2" table:formula="of:=[.$H7]-[.$G7]" office:value-type="float" office:value="0.9" calcext:value-type="float">
            <text:p>1</text:p>
          </table:table-cell>
          <table:table-cell table:style-name="ce29" table:content-validation-name="val2" office:value-type="string" calcext:value-type="string">
            <text:p>0.5 differs by 1600% with highest estimate.</text:p>
          </table:table-cell>
          <table:table-cell table:style-name="ce32" table:number-columns-repeated="1014"/>
        </table:table-row>
        <table:table-row table:style-name="ro3">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office:value-type="float" office:value="12" calcext:value-type="float">
            <text:p>12</text:p>
          </table:table-cell>
          <table:table-cell table:style-name="ce20"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25" table:content-validation-name="val2" table:formula="of:=AVERAGE([.$B8:.$F8])" office:value-type="float" office:value="10" calcext:value-type="float">
            <text:p>10</text:p>
          </table:table-cell>
          <table:table-cell table:style-name="ce25" table:content-validation-name="val2" table:formula="of:=AVERAGE([.$B8];[.$D8];[.$E8];[.$F8])" office:value-type="float" office:value="12" calcext:value-type="float">
            <text:p>12</text:p>
          </table:table-cell>
          <table:table-cell table:style-name="ce25" table:content-validation-name="val2" table:formula="of:=[.$H8]-[.$G8]" office:value-type="float" office:value="2" calcext:value-type="float">
            <text:p>2</text:p>
          </table:table-cell>
          <table:table-cell table:style-name="ce29" table:content-validation-name="val2" office:value-type="string" calcext:value-type="string">
            <text:p>2 differs by 800% with highest estimate.</text:p>
          </table:table-cell>
          <table:table-cell table:style-name="ce32" table:number-columns-repeated="1014"/>
        </table:table-row>
        <table:table-row table:style-name="ro3">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office:value-type="float" office:value="4" calcext:value-type="float">
            <text:p>4</text:p>
          </table:table-cell>
          <table:table-cell table:style-name="ce22"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2" table:formula="of:=AVERAGE([.$B9:.$F9])" office:value-type="float" office:value="22.8" calcext:value-type="float">
            <text:p>23</text:p>
          </table:table-cell>
          <table:table-cell table:style-name="ce25" table:content-validation-name="val2" table:formula="of:=AVERAGE([.$B9]; [.$C9]; [.$E9]; [.$F9])" office:value-type="float" office:value="4.5" calcext:value-type="float">
            <text:p>5</text:p>
          </table:table-cell>
          <table:table-cell table:style-name="ce25" table:content-validation-name="val2" table:formula="of:=[.$H9]-[.$G9]" office:value-type="float" office:value="-18.3" calcext:value-type="float">
            <text:p>-18</text:p>
          </table:table-cell>
          <table:table-cell table:style-name="ce29" table:content-validation-name="val2" office:value-type="string" calcext:value-type="string">
            <text:p>96 differs by 9600% with lowest estimate</text:p>
            <text:p>(1 week is possible if we go for the ugly hack instead of using event-notifications API)</text:p>
          </table:table-cell>
          <table:table-cell table:style-name="ce32" table:number-columns-repeated="1014"/>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2" table:formula="of:=AVERAGE([.$B10:.$F10])" office:value-type="float" office:value="22.7" calcext:value-type="float">
            <text:p>23</text:p>
          </table:table-cell>
          <table:table-cell table:style-name="ce25" table:content-validation-name="val2" table:formula="of:=AVERAGE([.$B10]; [.$F10])" office:value-type="float" office:value="8" calcext:value-type="float">
            <text:p>8</text:p>
          </table:table-cell>
          <table:table-cell table:style-name="ce25" table:content-validation-name="val2" table:formula="of:=[.$H10]-[.$G10]" office:value-type="float" office:value="-14.7" calcext:value-type="float">
            <text:p>-15</text:p>
          </table:table-cell>
          <table:table-cell table:style-name="ce29"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32" table:number-columns-repeated="1014"/>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18" table:content-validation-name="val1"/>
          <table:table-cell table:style-name="ce18" table:content-validation-name="val1" office:value-type="float" office:value="8" calcext:value-type="float">
            <text:p>8</text:p>
          </table:table-cell>
          <table:table-cell table:style-name="ce25" table:content-validation-name="val2" table:formula="of:=AVERAGE([.$B11:.$F11])" office:value-type="float" office:value="34.8333333333333" calcext:value-type="float">
            <text:p>35</text:p>
          </table:table-cell>
          <table:table-cell table:style-name="ce25" table:content-validation-name="val2" table:formula="of:=AVERAGE([.$F11])" office:value-type="float" office:value="8" calcext:value-type="float">
            <text:p>8</text:p>
          </table:table-cell>
          <table:table-cell table:style-name="ce25" table:content-validation-name="val2" table:formula="of:=[.$H11]-[.$G11]" office:value-type="float" office:value="-26.8333333333333" calcext:value-type="float">
            <text:p>-27</text:p>
          </table:table-cell>
          <table:table-cell table:style-name="ce29" table:content-validation-name="val2" office:value-type="string" calcext:value-type="string">
            <text:p>0.5 differs by 1600% with maintainer's estimate, 96 by 1200%</text:p>
          </table:table-cell>
          <table:table-cell table:style-name="ce32" table:number-columns-repeated="1014"/>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2" table:formula="of:=AVERAGE([.$B12:.$F12])" office:value-type="float" office:value="1.16666666666667" calcext:value-type="float">
            <text:p>1</text:p>
          </table:table-cell>
          <table:table-cell table:style-name="ce25" table:content-validation-name="val2" table:formula="of:=AVERAGE([.$B12:.$F12])" office:value-type="float" office:value="1.16666666666667" calcext:value-type="float">
            <text:p>1</text:p>
          </table:table-cell>
          <table:table-cell table:style-name="ce25" table:content-validation-name="val2" table:formula="of:=[.$H12]-[.$G12]" office:value-type="float" office:value="0" calcext:value-type="float">
            <text:p>0</text:p>
          </table:table-cell>
          <table:table-cell table:style-name="ce29" table:content-validation-name="val2"/>
          <table:table-cell table:style-name="ce32" table:number-columns-repeated="1014"/>
        </table:table-row>
        <table:table-row table:style-name="ro6">
          <table:table-cell table:style-name="ce7" table:number-columns-spanned="2" table:number-rows-spanned="1"/>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1">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3">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2" table:formula="of:=AVERAGE([.$B15:.$F15])" office:value-type="float" office:value="2.4" calcext:value-type="float">
            <text:p>2</text:p>
          </table:table-cell>
          <table:table-cell table:style-name="ce25" table:content-validation-name="val2" table:formula="of:=AVERAGE([.$B15:.$F15])" office:value-type="float" office:value="2.4" calcext:value-type="float">
            <text:p>2</text:p>
          </table:table-cell>
          <table:table-cell table:style-name="ce25" table:content-validation-name="val2" table:formula="of:=[.$H15]-[.$G15]"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5" table:content-validation-name="val2" table:formula="of:=AVERAGE([.$B16:.$F16])" office:value-type="float" office:value="1.125" calcext:value-type="float">
            <text:p>1</text:p>
          </table:table-cell>
          <table:table-cell table:style-name="ce25" table:content-validation-name="val2" table:formula="of:=AVERAGE([.$B16:.$F16])" office:value-type="float" office:value="1.125" calcext:value-type="float">
            <text:p>1</text:p>
          </table:table-cell>
          <table:table-cell table:style-name="ce25" table:content-validation-name="val2" table:formula="of:=[.$H16]-[.$G16]"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5" table:content-validation-name="val2" table:formula="of:=AVERAGE([.$B17:.$F17])" office:value-type="float" office:value="0.8" calcext:value-type="float">
            <text:p>1</text:p>
          </table:table-cell>
          <table:table-cell table:style-name="ce25" table:content-validation-name="val2" table:formula="of:=AVERAGE([.$B17:.$F17])" office:value-type="float" office:value="0.8" calcext:value-type="float">
            <text:p>1</text:p>
          </table:table-cell>
          <table:table-cell table:style-name="ce25" table:content-validation-name="val2" table:formula="of:=[.$H17]-[.$G17]"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25" table:content-validation-name="val2" table:formula="of:=AVERAGE([.$B18:.$F18])" office:value-type="float" office:value="2.25" calcext:value-type="float">
            <text:p>2</text:p>
          </table:table-cell>
          <table:table-cell table:style-name="ce25" table:content-validation-name="val2" table:formula="of:=AVERAGE([.$B18:.$F18])" office:value-type="float" office:value="2.25" calcext:value-type="float">
            <text:p>2</text:p>
          </table:table-cell>
          <table:table-cell table:style-name="ce25" table:content-validation-name="val2" table:formula="of:=[.$H18]-[.$G18]"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2" table:formula="of:=AVERAGE([.$B19:.$F19])" office:value-type="float" office:value="1.375" calcext:value-type="float">
            <text:p>1</text:p>
          </table:table-cell>
          <table:table-cell table:style-name="ce25" table:content-validation-name="val2" table:formula="of:=AVERAGE([.$B19:.$F19])" office:value-type="float" office:value="1.375" calcext:value-type="float">
            <text:p>1</text:p>
          </table:table-cell>
          <table:table-cell table:style-name="ce25" table:content-validation-name="val2" table:formula="of:=[.$H19]-[.$G19]"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table:table-cell table:style-name="ce25" table:content-validation-name="val2" table:formula="of:=AVERAGE([.$B20:.$F20])" office:value-type="float" office:value="2.33333333333333" calcext:value-type="float">
            <text:p>2</text:p>
          </table:table-cell>
          <table:table-cell table:style-name="ce25" table:content-validation-name="val2" table:formula="of:=AVERAGE([.$B20:.$F20])" office:value-type="float" office:value="2.33333333333333" calcext:value-type="float">
            <text:p>2</text:p>
          </table:table-cell>
          <table:table-cell table:style-name="ce25" table:content-validation-name="val2" table:formula="of:=[.$H20]-[.$G20]"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25" table:content-validation-name="val2" table:formula="of:=AVERAGE([.$B21:.$F21])" office:value-type="float" office:value="2.2" calcext:value-type="float">
            <text:p>2</text:p>
          </table:table-cell>
          <table:table-cell table:style-name="ce25" table:content-validation-name="val2" table:formula="of:=AVERAGE([.$B21:.$F21])" office:value-type="float" office:value="2.2" calcext:value-type="float">
            <text:p>2</text:p>
          </table:table-cell>
          <table:table-cell table:style-name="ce25" table:content-validation-name="val2" table:formula="of:=[.$H21]-[.$G21]"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6" office:value-type="string" calcext:value-type="string">
            <text:p>Maybe FLIRCP can add darknet N2NTMs as a backend?</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48" calcext:value-type="float">
            <text:p>48</text:p>
          </table:table-cell>
          <table:table-cell table:style-name="ce25" table:content-validation-name="val2" table:formula="of:=AVERAGE([.$B22:.$F22])" office:value-type="float" office:value="11.4" calcext:value-type="float">
            <text:p>11</text:p>
          </table:table-cell>
          <table:table-cell table:style-name="ce25" table:content-validation-name="val2" table:formula="of:=AVERAGE([.$B8:.$E8])" office:value-type="float" office:value="8.5" calcext:value-type="float">
            <text:p>9</text:p>
          </table:table-cell>
          <table:table-cell table:style-name="ce25" table:content-validation-name="val2" table:formula="of:=[.$H22]-[.$G22]" office:value-type="float" office:value="-2.9" calcext:value-type="float">
            <text:p>-3</text:p>
          </table:table-cell>
          <table:table-cell table:style-name="ce29" table:content-validation-name="val2" office:value-type="string" calcext:value-type="string">
            <text:p>48 differs by 1200% with highest other estimate</text:p>
          </table:table-cell>
          <table:table-cell table:style-name="ce32" table:number-columns-repeated="1014"/>
        </table:table-row>
        <table:table-row table:style-name="ro3">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office:value-type="float" office:value="8" calcext:value-type="float">
            <text:p>8</text:p>
          </table:table-cell>
          <table:table-cell table:style-name="ce22"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5" table:content-validation-name="val2" table:formula="of:=AVERAGE([.$B23:.$F23])" office:value-type="float" office:value="4.6" calcext:value-type="float">
            <text:p>5</text:p>
          </table:table-cell>
          <table:table-cell table:style-name="ce25" table:content-validation-name="val2" table:formula="of:=AVERAGE([.$B23:.$F23])" office:value-type="float" office:value="4.6" calcext:value-type="float">
            <text:p>5</text:p>
          </table:table-cell>
          <table:table-cell table:style-name="ce25" table:content-validation-name="val2" table:formula="of:=[.$H23]-[.$G23]" office:value-type="float" office:value="0" calcext:value-type="float">
            <text:p>0</text:p>
          </table:table-cell>
          <table:table-cell table:style-name="ce29" table:content-validation-name="val2" office:value-type="string" calcext:value-type="string">
            <text:p>(Nobody is maintainer so excluding nothing even though there is an 800% difference between min/max)</text:p>
          </table:table-cell>
          <table:table-cell table:style-name="ce32" table:number-columns-repeated="1014"/>
        </table:table-row>
        <table:table-row table:style-name="ro3">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2" table:formula="of:=AVERAGE([.$B24:.$F24])" office:value-type="float" office:value="1.625" calcext:value-type="float">
            <text:p>2</text:p>
          </table:table-cell>
          <table:table-cell table:style-name="ce25" table:content-validation-name="val2" table:formula="of:=AVERAGE([.$B24:.$F24])" office:value-type="float" office:value="1.625" calcext:value-type="float">
            <text:p>2</text:p>
          </table:table-cell>
          <table:table-cell table:style-name="ce25" table:content-validation-name="val2" table:formula="of:=[.$H24]-[.$G24]" office:value-type="float" office:value="0" calcext:value-type="float">
            <text:p>0</text:p>
          </table:table-cell>
          <table:table-cell table:style-name="ce29" table:content-validation-name="val2" office:value-type="string" calcext:value-type="string">
            <text:p>(Not excluding one of min/max even though there is a 800% difference because they only differ by 200% and 400% with toad_'s)</text:p>
          </table:table-cell>
          <table:table-cell table:style-name="ce32" table:number-columns-repeated="1014"/>
        </table:table-row>
        <table:table-row table:style-name="ro3">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25" table:content-validation-name="val2" table:formula="of:=AVERAGE([.$B25:.$F25])" office:value-type="float" office:value="36" calcext:value-type="float">
            <text:p>36</text:p>
          </table:table-cell>
          <table:table-cell table:style-name="ce25" table:content-validation-name="val2" table:formula="of:=AVERAGE([.$B25:.$F25])" office:value-type="float" office:value="36" calcext:value-type="float">
            <text:p>36</text:p>
          </table:table-cell>
          <table:table-cell table:style-name="ce25" table:content-validation-name="val2" table:formula="of:=[.$H25]-[.$G25]" office:value-type="float" office:value="0" calcext:value-type="float">
            <text:p>0</text:p>
          </table:table-cell>
          <table:table-cell table:style-name="ce29" table:content-validation-name="val2" office:value-type="string" calcext:value-type="string">
            <text:p>(Nothing excluded because distributed search is an open research topic, there's no solution yet)</text:p>
          </table:table-cell>
          <table:table-cell table:style-name="ce32" table:number-columns-repeated="1014"/>
        </table:table-row>
        <table:table-row table:style-name="ro7">
          <table:table-cell table:style-name="ce6" office:value-type="string" calcext:value-type="string">
            <text:p>Add ability to comment on Freesites (fulfilled by babcom (is opt-in) / Freetalk / Son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2" table:formula="of:=AVERAGE([.$B26:.$F26])" office:value-type="float" office:value="22.6" calcext:value-type="float">
            <text:p>23</text:p>
          </table:table-cell>
          <table:table-cell table:style-name="ce25" table:content-validation-name="val2" table:formula="of:=AVERAGE([.$B26]; [.$C26]; [.$E26]; [.$F26])" office:value-type="float" office:value="4.25" calcext:value-type="float">
            <text:p>4</text:p>
          </table:table-cell>
          <table:table-cell table:style-name="ce25" table:content-validation-name="val2" table:formula="of:=[.$H26]-[.$G26]" office:value-type="float" office:value="-18.35" calcext:value-type="float">
            <text:p>-18</text:p>
          </table:table-cell>
          <table:table-cell table:style-name="ce29" table:content-validation-name="val2" office:value-type="string" calcext:value-type="string">
            <text:p>96 differs by 9600% with lowest other estimate</text:p>
          </table:table-cell>
          <table:table-cell table:style-name="ce32" table:number-columns-repeated="1014"/>
        </table:table-row>
        <table:table-row table:style-name="ro3">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office:value-type="float" office:value="16" calcext:value-type="float">
            <text:p>16</text:p>
          </table:table-cell>
          <table:table-cell table:style-name="ce18" table:content-validation-name="val1" office:value-type="float" office:value="20" calcext:value-type="float">
            <text:p>20</text:p>
          </table:table-cell>
          <table:table-cell table:style-name="ce18" table:content-validation-name="val1" office:value-type="float" office:value="96" calcext:value-type="float">
            <text:p>96</text:p>
          </table:table-cell>
          <table:table-cell table:style-name="ce18" table:content-validation-name="val1" office:value-type="float" office:value="16" calcext:value-type="float">
            <text:p>16</text:p>
          </table:table-cell>
          <table:table-cell table:style-name="ce18" table:content-validation-name="val1" office:value-type="float" office:value="48" calcext:value-type="float">
            <text:p>48</text:p>
          </table:table-cell>
          <table:table-cell table:style-name="ce25" table:content-validation-name="val2" table:formula="of:=AVERAGE([.$B27:.$F27])" office:value-type="float" office:value="39.2" calcext:value-type="float">
            <text:p>39</text:p>
          </table:table-cell>
          <table:table-cell table:style-name="ce25" table:content-validation-name="val2" table:formula="of:=AVERAGE([.$B27:.$F27])" office:value-type="float" office:value="39.2" calcext:value-type="float">
            <text:p>39</text:p>
          </table:table-cell>
          <table:table-cell table:style-name="ce25" table:content-validation-name="val2" table:formula="of:=[.$H27]-[.$G27]"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20" table:content-validation-name="val1" office:value-type="float" office:value="2" calcext:value-type="float">
            <text:p>2</text:p>
          </table:table-cell>
          <table:table-cell table:style-name="ce20"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20" table:content-validation-name="val1" office:value-type="float" office:value="4" calcext:value-type="float">
            <text:p>4</text:p>
          </table:table-cell>
          <table:table-cell table:style-name="ce18" table:content-validation-name="val1" office:value-type="float" office:value="48" calcext:value-type="float">
            <text:p>48</text:p>
          </table:table-cell>
          <table:table-cell table:style-name="ce25" table:content-validation-name="val2" table:formula="of:=AVERAGE([.$B28:.$F28])" office:value-type="float" office:value="31.6" calcext:value-type="float">
            <text:p>32</text:p>
          </table:table-cell>
          <table:table-cell table:style-name="ce25" table:content-validation-name="val2" table:formula="of:=AVERAGE([.$D28]; [.$F28])" office:value-type="float" office:value="72" calcext:value-type="float">
            <text:p>72</text:p>
          </table:table-cell>
          <table:table-cell table:style-name="ce25" table:content-validation-name="val2" table:formula="of:=[.$H28]-[.$G28]" office:value-type="float" office:value="40.4" calcext:value-type="float">
            <text:p>40</text:p>
          </table:table-cell>
          <table:table-cell table:style-name="ce29" table:content-validation-name="val2" office:value-type="string" calcext:value-type="string">
            <text:p>Whole architecture of FLIP is likely broken: Based on KSKs and thus DoS-able. May be a full rewrite.</text:p>
          </table:table-cell>
          <table:table-cell table:style-name="ce32" table:number-columns-repeated="1014"/>
        </table:table-row>
        <table:table-row table:style-name="ro7">
          <table:table-cell table:style-name="ce6" office:value-type="string" calcext:value-type="string">
            <text:p>Improve FProxy CSS3 support to allow better Freesite UI</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2" table:formula="of:=AVERAGE([.$B29:.$F29])" office:value-type="float" office:value="1.75" calcext:value-type="float">
            <text:p>2</text:p>
          </table:table-cell>
          <table:table-cell table:style-name="ce25" table:content-validation-name="val2" table:formula="of:=AVERAGE([.$B29:.$F29])" office:value-type="float" office:value="1.75" calcext:value-type="float">
            <text:p>2</text:p>
          </table:table-cell>
          <table:table-cell table:style-name="ce25" table:content-validation-name="val2" table:formula="of:=[.$H29]-[.$G29]" office:value-type="float" office:value="0" calcext:value-type="float">
            <text:p>0</text:p>
          </table:table-cell>
          <table:table-cell table:style-name="ce29" table:content-validation-name="val2"/>
          <table:table-cell table:style-name="ce32" table:number-columns-repeated="1014"/>
        </table:table-row>
        <table:table-row table:style-name="ro8">
          <table:table-cell table:style-name="ce6" office:value-type="string" calcext:value-type="string">
            <text:p>Document the content filt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table:table-cell table:style-name="ce25" table:content-validation-name="val2" table:formula="of:=AVERAGE([.$B30:.$F30])" office:value-type="float" office:value="24.875" calcext:value-type="float">
            <text:p>25</text:p>
          </table:table-cell>
          <table:table-cell table:style-name="ce25" table:content-validation-name="val2" table:formula="of:=AVERAGE([.$B30]; [.$C30]; [.$E30]; [.$F30])" office:value-type="float" office:value="1.16666666666667" calcext:value-type="float">
            <text:p>1</text:p>
          </table:table-cell>
          <table:table-cell table:style-name="ce25" table:content-validation-name="val2" table:formula="of:=[.$H30]-[.$G30]" office:value-type="float" office:value="-23.7083333333333" calcext:value-type="float">
            <text:p>-24</text:p>
          </table:table-cell>
          <table:table-cell table:style-name="ce29"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32" table:number-columns-repeated="1014"/>
        </table:table-row>
        <table:table-row table:style-name="ro5">
          <table:table-cell table:style-name="ce6" office:value-type="string" calcext:value-type="string">
            <text:p>Improve Shoeshop/blob handling [how?]</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2" table:formula="of:=AVERAGE([.$B31:.$F31])" office:value-type="float" office:value="25.5" calcext:value-type="float">
            <text:p>26</text:p>
          </table:table-cell>
          <table:table-cell table:style-name="ce25" table:content-validation-name="val2" table:formula="of:=AVERAGE([.$B31:.$F31])" office:value-type="float" office:value="25.5" calcext:value-type="float">
            <text:p>26</text:p>
          </table:table-cell>
          <table:table-cell table:style-name="ce25" table:content-validation-name="val2" table:formula="of:=[.$H31]-[.$G31]" office:value-type="float" office:value="0" calcext:value-type="float">
            <text:p>0</text:p>
          </table:table-cell>
          <table:table-cell table:style-name="ce29" table:content-validation-name="val2" office:value-type="string" calcext:value-type="string">
            <text:p>(Not bothering to exclude anything: Task is underspecified)</text:p>
          </table:table-cell>
          <table:table-cell table:style-name="ce32" table:number-columns-repeated="1014"/>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table:table-cell table:style-name="ce25" table:content-validation-name="val2" table:formula="of:=AVERAGE([.$B32:.$F32])" office:value-type="float" office:value="30" calcext:value-type="float">
            <text:p>30</text:p>
          </table:table-cell>
          <table:table-cell table:style-name="ce25" table:content-validation-name="val2" table:formula="of:=AVERAGE([.$B32:.$F32])" office:value-type="float" office:value="30" calcext:value-type="float">
            <text:p>30</text:p>
          </table:table-cell>
          <table:table-cell table:style-name="ce25" table:content-validation-name="val2" table:formula="of:=[.$H32]-[.$G32]"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office:value-type="float" office:value="12" calcext:value-type="float">
            <text:p>12</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number-columns-repeated="2" table:style-name="ce18" table:content-validation-name="val1" office:value-type="float" office:value="12" calcext:value-type="float">
            <text:p>12</text:p>
          </table:table-cell>
          <table:table-cell table:style-name="ce25" table:content-validation-name="val2" table:formula="of:=AVERAGE([.$B33:.$F33])" office:value-type="float" office:value="9" calcext:value-type="float">
            <text:p>9</text:p>
          </table:table-cell>
          <table:table-cell table:style-name="ce25" table:content-validation-name="val2" table:formula="of:=AVERAGE([.$B33]; [.$D33]; [.$E33]; [.$F33])" office:value-type="float" office:value="11" calcext:value-type="float">
            <text:p>11</text:p>
          </table:table-cell>
          <table:table-cell table:style-name="ce25" table:content-validation-name="val2" table:formula="of:=[.$H33]-[.$G33]" office:value-type="float" office:value="2" calcext:value-type="float">
            <text:p>2</text:p>
          </table:table-cell>
          <table:table-cell table:style-name="ce29" table:content-validation-name="val2" office:value-type="string" calcext:value-type="string">
            <text:p>1 differs by 1200% from most other estimates.</text:p>
          </table:table-cell>
          <table:table-cell table:style-name="ce32" table:number-columns-repeated="1014"/>
        </table:table-row>
        <table:table-row table:style-name="ro7">
          <table:table-cell table:style-name="ce6" office:value-type="string" calcext:value-type="string">
            <text:p>Warn users not to use Chrome, but instead an open source/free software browser</text:p>
          </table:table-cell>
          <table:table-cell table:number-columns-repeated="5" table:style-name="ce18" table:content-validation-name="val1" office:value-type="float" office:value="0.5" calcext:value-type="float">
            <text:p>0.5</text:p>
          </table:table-cell>
          <table:table-cell table:style-name="ce25" table:content-validation-name="val2" table:formula="of:=AVERAGE([.$B34:.$F34])" office:value-type="float" office:value="0.5" calcext:value-type="float">
            <text:p>1</text:p>
          </table:table-cell>
          <table:table-cell table:style-name="ce25" table:content-validation-name="val2" table:formula="of:=AVERAGE([.$B34:.$F34])" office:value-type="float" office:value="0.5" calcext:value-type="float">
            <text:p>1</text:p>
          </table:table-cell>
          <table:table-cell table:style-name="ce25" table:content-validation-name="val2" table:formula="of:=[.$H34]-[.$G34]"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0" table:content-validation-name="val1" office:value-type="float" office:value="2" calcext:value-type="float">
            <text:p>2</text:p>
          </table:table-cell>
          <table:table-cell table:style-name="ce20"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8" calcext:value-type="float">
            <text:p>8</text:p>
          </table:table-cell>
          <table:table-cell table:style-name="ce18" table:content-validation-name="val1" office:value-type="float" office:value="48" calcext:value-type="float">
            <text:p>48</text:p>
          </table:table-cell>
          <table:table-cell table:style-name="ce25" table:content-validation-name="val2" table:formula="of:=AVERAGE([.$B35:.$F35])" office:value-type="float" office:value="12.5" calcext:value-type="float">
            <text:p>13</text:p>
          </table:table-cell>
          <table:table-cell table:style-name="ce25" table:content-validation-name="val2" table:formula="of:=AVERAGE([.$F35])" office:value-type="float" office:value="48" calcext:value-type="float">
            <text:p>48</text:p>
          </table:table-cell>
          <table:table-cell table:style-name="ce25" table:content-validation-name="val2" table:formula="of:=[.$H35]-[.$G35]" office:value-type="float" office:value="35.5" calcext:value-type="float">
            <text:p>36</text:p>
          </table:table-cell>
          <table:table-cell table:style-name="ce29" table:content-validation-name="val2" office:value-type="string" calcext:value-type="string">
            <text:p>Whole architecture of FLIP and FLIRCP is likely broken: Based on KSKs and thus DoS-able. May be a full rewrite.</text:p>
          </table:table-cell>
          <table:table-cell table:style-name="ce32" table:number-columns-repeated="1014"/>
        </table:table-row>
        <table:table-row table:style-name="ro6">
          <table:table-cell table:style-name="ce7" table:number-columns-spanned="2" table:number-rows-spanned="1"/>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1">
          <table:table-cell table:style-name="ce8" office:value-type="string" calcext:value-type="string" table:number-columns-spanned="2" table:number-rows-spanned="1">
            <text:p>Security - Make Freenet more secure against attacks</text:p>
          </table:table-cell>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2" table:formula="of:=AVERAGE([.$B38:.$F38])" office:value-type="float" office:value="1.2" calcext:value-type="float">
            <text:p>1</text:p>
          </table:table-cell>
          <table:table-cell table:style-name="ce25" table:content-validation-name="val2" table:formula="of:=AVERAGE([.$B38:.$F38])" office:value-type="float" office:value="1.2" calcext:value-type="float">
            <text:p>1</text:p>
          </table:table-cell>
          <table:table-cell table:style-name="ce25" table:content-validation-name="val2" table:formula="of:=[.$H38]-[.$G38]" office:value-type="float" office:value="0" calcext:value-type="float">
            <text:p>0</text:p>
          </table:table-cell>
          <table:table-cell table:style-name="ce29" table:content-validation-name="val2"/>
          <table:table-cell table:style-name="ce33" table:number-columns-repeated="1014"/>
        </table:table-row>
        <table:table-row table:style-name="ro8">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table:content-validation-name="val1" office:value-type="float" office:value="2" calcext:value-type="float">
            <text:p>2</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5" table:content-validation-name="val2" table:formula="of:=AVERAGE([.$B39:.$F39])" office:value-type="float" office:value="1.8" calcext:value-type="float">
            <text:p>2</text:p>
          </table:table-cell>
          <table:table-cell table:style-name="ce25" table:content-validation-name="val2" table:formula="of:=AVERAGE([.$B39:.$F39])" office:value-type="float" office:value="1.8" calcext:value-type="float">
            <text:p>2</text:p>
          </table:table-cell>
          <table:table-cell table:style-name="ce25" table:content-validation-name="val2" table:formula="of:=[.$H39]-[.$G39]" office:value-type="float" office:value="0" calcext:value-type="float">
            <text:p>0</text:p>
          </table:table-cell>
          <table:table-cell table:style-name="ce29"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33" table:number-columns-repeated="1014"/>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18" table:content-validation-name="val1" office:value-type="float" office:value="16" calcext:value-type="float">
            <text:p>16</text:p>
          </table:table-cell>
          <table:table-cell table:number-columns-repeated="2"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25" table:content-validation-name="val2" table:formula="of:=AVERAGE([.$B40:.$F40])" office:value-type="float" office:value="22" calcext:value-type="float">
            <text:p>22</text:p>
          </table:table-cell>
          <table:table-cell table:style-name="ce25" table:content-validation-name="val2" table:formula="of:=AVERAGE([.$B40:.$F40])" office:value-type="float" office:value="22" calcext:value-type="float">
            <text:p>22</text:p>
          </table:table-cell>
          <table:table-cell table:style-name="ce25" table:content-validation-name="val2" table:formula="of:=[.$H40]-[.$G40]" office:value-type="float" office:value="0" calcext:value-type="float">
            <text:p>0</text:p>
          </table:table-cell>
          <table:table-cell table:style-name="ce29" table:content-validation-name="val2"/>
          <table:table-cell table:style-name="ce33" table:number-columns-repeated="1014"/>
        </table:table-row>
        <table:table-row table:style-name="ro6">
          <table:table-cell table:style-name="ce7" table:number-columns-spanned="2" table:number-rows-spanned="1"/>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1">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3">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24" calcext:value-type="float">
            <text:p>24</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25" table:content-validation-name="val2" table:formula="of:=AVERAGE([.$B43:.$F43])" office:value-type="float" office:value="34" calcext:value-type="float">
            <text:p>34</text:p>
          </table:table-cell>
          <table:table-cell table:style-name="ce25" table:content-validation-name="val2" table:formula="of:=AVERAGE([.$B43]; [.$C43]; [.$E43]; [.$F43])" office:value-type="float" office:value="13.3333333333333" calcext:value-type="float">
            <text:p>13</text:p>
          </table:table-cell>
          <table:table-cell table:style-name="ce25" table:content-validation-name="val2" table:formula="of:=[.$H43]-[.$G43]" office:value-type="float" office:value="-20.6666666666667" calcext:value-type="float">
            <text:p>-21</text:p>
          </table:table-cell>
          <table:table-cell table:style-name="ce29" table:content-validation-name="val2" office:value-type="string" calcext:value-type="string">
            <text:p>96 differs by 2400% from lowest estimate</text:p>
          </table:table-cell>
          <table:table-cell table:style-name="ce32" table:number-columns-repeated="1014"/>
        </table:table-row>
        <table:table-row table:style-name="ro3">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16" calcext:value-type="float">
            <text:p>16</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25" table:content-validation-name="val2" table:formula="of:=AVERAGE([.$B44:.$F44])" office:value-type="float" office:value="32" calcext:value-type="float">
            <text:p>32</text:p>
          </table:table-cell>
          <table:table-cell table:style-name="ce25" table:content-validation-name="val2" table:formula="of:=AVERAGE([.$B44]; [.$C44]; [.$E44]; [.$F44])" office:value-type="float" office:value="10.6666666666667" calcext:value-type="float">
            <text:p>11</text:p>
          </table:table-cell>
          <table:table-cell table:style-name="ce25" table:content-validation-name="val2" table:formula="of:=[.$H44]-[.$G44]" office:value-type="float" office:value="-21.3333333333333" calcext:value-type="float">
            <text:p>-21</text:p>
          </table:table-cell>
          <table:table-cell table:style-name="ce29" table:content-validation-name="val2" office:value-type="string" calcext:value-type="string">
            <text:p>96 differs by 2400% from lowest estimate</text:p>
          </table:table-cell>
          <table:table-cell table:style-name="ce32" table:number-columns-repeated="1014"/>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0" table:content-validation-name="val1" office:value-type="float" office:value="96" calcext:value-type="float">
            <text:p>96</text:p>
          </table:table-cell>
          <table:table-cell table:style-name="ce18"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25" table:content-validation-name="val2" table:formula="of:=AVERAGE([.$B45:.$F45])" office:value-type="float" office:value="26" calcext:value-type="float">
            <text:p>26</text:p>
          </table:table-cell>
          <table:table-cell table:style-name="ce25" table:content-validation-name="val2" table:formula="of:=AVERAGE([.$B45]; [.$C45]; [.$E45]; [.$F45])" office:value-type="float" office:value="8.5" calcext:value-type="float">
            <text:p>9</text:p>
          </table:table-cell>
          <table:table-cell table:style-name="ce25" table:content-validation-name="val2" table:formula="of:=[.$H45]-[.$G45]" office:value-type="float" office:value="-17.5" calcext:value-type="float">
            <text:p>-18</text:p>
          </table:table-cell>
          <table:table-cell table:style-name="ce29" table:content-validation-name="val2" office:value-type="string" calcext:value-type="string">
            <text:p>96 differs by 4800% from lowest estimate</text:p>
          </table:table-cell>
          <table:table-cell table:style-name="ce32" table:number-columns-repeated="1014"/>
        </table:table-row>
        <table:table-row table:style-name="ro3">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21" table:content-validation-name="val2" office:value-type="string" calcext:value-type="string">
            <text:p>(constant cost per week)</text:p>
          </table:table-cell>
          <table:table-cell table:style-name="ce21" table:content-validation-name="val2"/>
          <table:table-cell table:style-name="ce32" table:number-columns-repeated="1014"/>
        </table:table-row>
        <table:table-row table:style-name="ro3">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21" table:content-validation-name="val2" office:value-type="string" calcext:value-type="string">
            <text:p>(constant cost per week)</text:p>
          </table:table-cell>
          <table:table-cell table:style-name="ce21" table:content-validation-name="val2"/>
          <table:table-cell table:style-name="ce32" table:number-columns-repeated="1014"/>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2" calcext:value-type="float">
            <text:p>2</text:p>
          </table:table-cell>
          <table:table-cell table:style-name="ce25" table:content-validation-name="val2" table:formula="of:=AVERAGE([.$B48:.$F48])" office:value-type="float" office:value="1.16666666666667" calcext:value-type="float">
            <text:p>1</text:p>
          </table:table-cell>
          <table:table-cell table:style-name="ce25" table:content-validation-name="val2" table:formula="of:=AVERAGE([.$B48:.$F48])" office:value-type="float" office:value="1.16666666666667" calcext:value-type="float">
            <text:p>1</text:p>
          </table:table-cell>
          <table:table-cell table:style-name="ce25" table:content-validation-name="val2" table:formula="of:=[.$H48]-[.$G48]" office:value-type="float" office:value="0" calcext:value-type="float">
            <text:p>0</text:p>
          </table:table-cell>
          <table:table-cell table:style-name="ce29" table:content-validation-name="val2"/>
          <table:table-cell table:style-name="ce32" table:number-columns-repeated="1014"/>
        </table:table-row>
        <table:table-row table:style-name="ro6">
          <table:table-cell table:style-name="ce7" table:number-columns-spanned="2" table:number-rows-spanned="1"/>
          <table:covered-table-cell/>
          <table:table-cell table:number-columns-repeated="4"/>
          <table:table-cell table:style-name="ce25" table:content-validation-name="val2" table:number-columns-repeated="2"/>
          <table:table-cell table:style-name="ce25" table:content-validation-name="val2" table:formula="of:=[.$H49]-[.$G49]" office:value-type="float" office:value="0" calcext:value-type="float">
            <text:p>0</text:p>
          </table:table-cell>
          <table:table-cell table:style-name="ce30" table:content-validation-name="val2"/>
          <table:table-cell table:number-columns-repeated="1014"/>
        </table:table-row>
        <table:table-row table:style-name="ro1">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25" table:content-validation-name="val2" table:number-columns-repeated="2"/>
          <table:table-cell table:style-name="ce25" table:content-validation-name="val2" table:formula="of:=[.$H50]-[.$G50]" office:value-type="float" office:value="0" calcext:value-type="float">
            <text:p>0</text:p>
          </table:table-cell>
          <table:table-cell table:style-name="ce30" table:content-validation-name="val2"/>
          <table:table-cell table:number-columns-repeated="1014"/>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25" table:content-validation-name="val2" table:formula="of:=AVERAGE([.$B51:.$F51])" office:value-type="float" office:value="0.9" calcext:value-type="float">
            <text:p>1</text:p>
          </table:table-cell>
          <table:table-cell table:style-name="ce25" table:content-validation-name="val2" table:formula="of:=AVERAGE([.$B51:.$F51])" office:value-type="float" office:value="0.9" calcext:value-type="float">
            <text:p>1</text:p>
          </table:table-cell>
          <table:table-cell table:style-name="ce25" table:content-validation-name="val2" table:formula="of:=[.$H51]-[.$G51]"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25" table:content-validation-name="val2" table:formula="of:=AVERAGE([.$B52:.$F52])" office:value-type="float" office:value="1.4" calcext:value-type="float">
            <text:p>1</text:p>
          </table:table-cell>
          <table:table-cell table:style-name="ce25" table:content-validation-name="val2" table:formula="of:=AVERAGE([.$B52:.$E52])" office:value-type="float" office:value="0.75" calcext:value-type="float">
            <text:p>1</text:p>
          </table:table-cell>
          <table:table-cell table:style-name="ce25" table:content-validation-name="val2" table:formula="of:=[.$H52]-[.$G52]" office:value-type="float" office:value="-0.65" calcext:value-type="float">
            <text:p>-1</text:p>
          </table:table-cell>
          <table:table-cell table:style-name="ce29" table:content-validation-name="val2" office:value-type="string" calcext:value-type="string">
            <text:p>4 differs by 800% from lowest estimate</text:p>
          </table:table-cell>
          <table:table-cell table:style-name="ce32" table:number-columns-repeated="1014"/>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25" table:content-validation-name="val2" table:formula="of:=AVERAGE([.$B53:.$F53])" office:value-type="float" office:value="1.7" calcext:value-type="float">
            <text:p>2</text:p>
          </table:table-cell>
          <table:table-cell table:style-name="ce25" table:content-validation-name="val2" table:formula="of:=AVERAGE([.$B53:.$E53])" office:value-type="float" office:value="1.125" calcext:value-type="float">
            <text:p>1</text:p>
          </table:table-cell>
          <table:table-cell table:style-name="ce25" table:content-validation-name="val2" table:formula="of:=[.$H53]-[.$G53]" office:value-type="float" office:value="-0.575" calcext:value-type="float">
            <text:p>-1</text:p>
          </table:table-cell>
          <table:table-cell table:style-name="ce29" table:content-validation-name="val2" office:value-type="string" calcext:value-type="string">
            <text:p>4 differs by 800% from lowest estimate</text:p>
          </table:table-cell>
          <table:table-cell table:style-name="ce32" table:number-columns-repeated="1014"/>
        </table:table-row>
        <table:table-row table:style-name="ro8">
          <table:table-cell table:style-name="ce9" office:value-type="string" calcext:value-type="string">
            <text:p>Language: Fix current low-hanging problems with UI language, as per issues on transifex.</text:p>
          </table:table-cell>
          <table:table-cell table:number-columns-repeated="2" table:style-name="ce20"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style-name="ce25" table:content-validation-name="val2" table:formula="of:=AVERAGE([.$B54:.$F54])" office:value-type="float" office:value="2.3" calcext:value-type="float">
            <text:p>2</text:p>
          </table:table-cell>
          <table:table-cell table:style-name="ce25" table:content-validation-name="val2" table:formula="of:=AVERAGE([.$F54])" office:value-type="float" office:value="8" calcext:value-type="float">
            <text:p>8</text:p>
          </table:table-cell>
          <table:table-cell table:style-name="ce25" table:content-validation-name="val2" table:formula="of:=[.$H54]-[.$G54]" office:value-type="float" office:value="5.7" calcext:value-type="float">
            <text:p>6</text:p>
          </table:table-cell>
          <table:table-cell table:style-name="ce29"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32" table:number-columns-repeated="1014"/>
        </table:table-row>
        <table:table-row table:style-name="ro7">
          <table:table-cell table:style-name="ce9" office:value-type="string" calcext:value-type="string">
            <text:p>Language: Add Transifex issues to main bugtrack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2" table:formula="of:=AVERAGE([.$B55:.$F55])" office:value-type="float" office:value="20.3" calcext:value-type="float">
            <text:p>20</text:p>
          </table:table-cell>
          <table:table-cell table:style-name="ce25" table:content-validation-name="val2" table:formula="of:=AVERAGE([.$B55]; [.$C55]; [.$E55]; [.$F55])" office:value-type="float" office:value="1.375" calcext:value-type="float">
            <text:p>1</text:p>
          </table:table-cell>
          <table:table-cell table:style-name="ce25" table:content-validation-name="val2" table:formula="of:=[.$H55]-[.$G55]" office:value-type="float" office:value="-18.925" calcext:value-type="float">
            <text:p>-19</text:p>
          </table:table-cell>
          <table:table-cell table:style-name="ce29" table:content-validation-name="val2" office:value-type="string" calcext:value-type="string">
            <text:p>96 differs by 19200% from lowest estimate.</text:p>
          </table:table-cell>
          <table:table-cell table:style-name="ce32" table:number-columns-repeated="1014"/>
        </table:table-row>
        <table:table-row table:style-name="ro4">
          <table:table-cell table:style-name="ce9" office:value-type="string" calcext:value-type="string">
            <text:p>Language: Establish overview of, and do away with needlessly difficult words</text:p>
          </table:table-cell>
          <table:table-cell table:number-columns-repeated="2" table:style-name="ce18" table:content-validation-name="val1" office:value-type="float" office:value="2" calcext:value-type="float">
            <text:p>2</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2" table:content-validation-name="val1" office:value-type="float" office:value="4" calcext:value-type="float">
            <text:p>4</text:p>
          </table:table-cell>
          <table:table-cell table:style-name="ce25" table:content-validation-name="val2" table:formula="of:=AVERAGE([.$B56:.$F56])" office:value-type="float" office:value="2.1" calcext:value-type="float">
            <text:p>2</text:p>
          </table:table-cell>
          <table:table-cell table:style-name="ce25" table:content-validation-name="val2" table:formula="of:=AVERAGE([.$B56]; [.$C56]; [.$E56]; [.$F56])" office:value-type="float" office:value="2.5" calcext:value-type="float">
            <text:p>3</text:p>
          </table:table-cell>
          <table:table-cell table:style-name="ce25" table:content-validation-name="val2" table:formula="of:=[.$H56]-[.$G56]" office:value-type="float" office:value="0.4" calcext:value-type="float">
            <text:p>0</text:p>
          </table:table-cell>
          <table:table-cell table:style-name="ce29"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32" table:number-columns-repeated="1014"/>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2" table:formula="of:=AVERAGE([.$B57:.$F57])" office:value-type="float" office:value="1.625" calcext:value-type="float">
            <text:p>2</text:p>
          </table:table-cell>
          <table:table-cell table:style-name="ce25" table:content-validation-name="val2" table:formula="of:=AVERAGE([.$B57:.$F57])" office:value-type="float" office:value="1.625" calcext:value-type="float">
            <text:p>2</text:p>
          </table:table-cell>
          <table:table-cell table:style-name="ce25" table:content-validation-name="val2" table:formula="of:=[.$H57]-[.$G57]"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9" office:value-type="string" calcext:value-type="string">
            <text:p>Website redesign</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25" table:content-validation-name="val2" table:formula="of:=AVERAGE([.$B58:.$F58])" office:value-type="float" office:value="6" calcext:value-type="float">
            <text:p>6</text:p>
          </table:table-cell>
          <table:table-cell table:style-name="ce25" table:content-validation-name="val2" table:formula="of:=AVERAGE([.$B58:.$F58])" office:value-type="float" office:value="6" calcext:value-type="float">
            <text:p>6</text:p>
          </table:table-cell>
          <table:table-cell table:style-name="ce25" table:content-validation-name="val2" table:formula="of:=[.$H58]-[.$G58]"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10" office:value-type="string" calcext:value-type="string">
            <text:p>Website redesign: Migration to static Github Page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2" table:formula="of:=AVERAGE([.$B59:.$F59])" office:value-type="float" office:value="1.375" calcext:value-type="float">
            <text:p>1</text:p>
          </table:table-cell>
          <table:table-cell table:style-name="ce25" table:content-validation-name="val2" table:formula="of:=AVERAGE([.$B59:.$F59])" office:value-type="float" office:value="1.375" calcext:value-type="float">
            <text:p>1</text:p>
          </table:table-cell>
          <table:table-cell table:style-name="ce25" table:content-validation-name="val2" table:formula="of:=[.$H59]-[.$G59]"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10" office:value-type="string" calcext:value-type="string">
            <text:p>Website redesign: New CSS redesign</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number-columns-repeated="2"/>
          <table:table-cell table:style-name="ce25" table:content-validation-name="val2" table:formula="of:=AVERAGE([.$B60:.$F60])" office:value-type="float" office:value="1.66666666666667" calcext:value-type="float">
            <text:p>2</text:p>
          </table:table-cell>
          <table:table-cell table:style-name="ce25" table:content-validation-name="val2" table:formula="of:=AVERAGE([.$B60:.$F60])" office:value-type="float" office:value="1.66666666666667" calcext:value-type="float">
            <text:p>2</text:p>
          </table:table-cell>
          <table:table-cell table:style-name="ce25" table:content-validation-name="val2" table:formula="of:=[.$H60]-[.$G60]"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2" table:formula="of:=AVERAGE([.$B61:.$F61])" office:value-type="float" office:value="3.25" calcext:value-type="float">
            <text:p>3</text:p>
          </table:table-cell>
          <table:table-cell table:style-name="ce25" table:content-validation-name="val2" table:formula="of:=AVERAGE([.$B61:.$F61])" office:value-type="float" office:value="3.25" calcext:value-type="float">
            <text:p>3</text:p>
          </table:table-cell>
          <table:table-cell table:style-name="ce25" table:content-validation-name="val2" table:formula="of:=[.$H61]-[.$G61]"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2" table:formula="of:=AVERAGE([.$B62:.$F62])" office:value-type="float" office:value="2.6" calcext:value-type="float">
            <text:p>3</text:p>
          </table:table-cell>
          <table:table-cell table:style-name="ce25" table:content-validation-name="val2" table:formula="of:=AVERAGE([.$B62:.$F62])" office:value-type="float" office:value="2.6" calcext:value-type="float">
            <text:p>3</text:p>
          </table:table-cell>
          <table:table-cell table:style-name="ce25" table:content-validation-name="val2" table:formula="of:=[.$H62]-[.$G62]"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9" office:value-type="string" calcext:value-type="string">
            <text:p>Update FSNG: Show web interface usage rather than Thunderbird to match modern user expectations</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table:table-cell table:style-name="ce25" table:content-validation-name="val2" table:formula="of:=AVERAGE([.$B63:.$F63])" office:value-type="float" office:value="0.666666666666667" calcext:value-type="float">
            <text:p>1</text:p>
          </table:table-cell>
          <table:table-cell table:style-name="ce25" table:content-validation-name="val2" table:formula="of:=AVERAGE([.$B63:.$F63])" office:value-type="float" office:value="0.666666666666667" calcext:value-type="float">
            <text:p>1</text:p>
          </table:table-cell>
          <table:table-cell table:style-name="ce25" table:content-validation-name="val2" table:formula="of:=[.$H63]-[.$G63]"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9" office:value-type="string" calcext:value-type="string">
            <text:p>Update FSNG: Use a modern Windows installation with the default theme for screenshots</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25" table:content-validation-name="val2" table:formula="of:=AVERAGE([.$B64:.$F64])" office:value-type="float" office:value="0.5" calcext:value-type="float">
            <text:p>1</text:p>
          </table:table-cell>
          <table:table-cell table:style-name="ce25" table:content-validation-name="val2" table:formula="of:=AVERAGE([.$B64:.$F64])" office:value-type="float" office:value="0.5" calcext:value-type="float">
            <text:p>1</text:p>
          </table:table-cell>
          <table:table-cell table:style-name="ce25" table:content-validation-name="val2" table:formula="of:=[.$H64]-[.$G64]"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22"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24" calcext:value-type="float">
            <text:p>24</text:p>
          </table:table-cell>
          <table:table-cell table:style-name="ce25" table:content-validation-name="val2" table:formula="of:=AVERAGE([.$B65:.$F65])" office:value-type="float" office:value="10.5" calcext:value-type="float">
            <text:p>11</text:p>
          </table:table-cell>
          <table:table-cell table:style-name="ce25" table:content-validation-name="val2" table:formula="of:=AVERAGE([.$B65:.$F65])" office:value-type="float" office:value="10.5" calcext:value-type="float">
            <text:p>11</text:p>
          </table:table-cell>
          <table:table-cell table:style-name="ce25" table:content-validation-name="val2" table:formula="of:=[.$H65]-[.$G65]" office:value-type="float" office:value="0" calcext:value-type="float">
            <text:p>0</text:p>
          </table:table-cell>
          <table:table-cell table:style-name="ce29" table:content-validation-name="val2" office:value-type="string" calcext:value-type="string">
            <text:p>(Not bothering to exclude anything: None of us is a lawyer so this is difficult to judge, high differences in estimates are likely)</text:p>
          </table:table-cell>
          <table:table-cell table:style-name="ce32" table:number-columns-repeated="1014"/>
        </table:table-row>
        <table:table-row table:style-name="ro3">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22" table:content-validation-name="val1" office:value-type="float" office:value="2" calcext:value-type="float">
            <text:p>2</text:p>
          </table:table-cell>
          <table:table-cell table:style-name="ce22"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2" table:content-validation-name="val1" office:value-type="float" office:value="24" calcext:value-type="float">
            <text:p>24</text:p>
          </table:table-cell>
          <table:table-cell table:style-name="ce25" table:content-validation-name="val2" table:formula="of:=AVERAGE([.$B66:.$F66])" office:value-type="float" office:value="7.625" calcext:value-type="float">
            <text:p>8</text:p>
          </table:table-cell>
          <table:table-cell table:style-name="ce25" table:content-validation-name="val2" table:formula="of:=AVERAGE([.$B66:.$F66])" office:value-type="float" office:value="7.625" calcext:value-type="float">
            <text:p>8</text:p>
          </table:table-cell>
          <table:table-cell table:style-name="ce25" table:content-validation-name="val2" table:formula="of:=[.$H66]-[.$G66]" office:value-type="float" office:value="0" calcext:value-type="float">
            <text:p>0</text:p>
          </table:table-cell>
          <table:table-cell table:style-name="ce29" table:content-validation-name="val2" office:value-type="string" calcext:value-type="string">
            <text:p>(Not bothering to exclude anything: None of us is a lawyer so this is difficult to judge, high differences in estimates are likely)</text:p>
          </table:table-cell>
          <table:table-cell table:style-name="ce32" table:number-columns-repeated="1014"/>
        </table:table-row>
        <table:table-row table:style-name="ro3">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25" table:content-validation-name="val2" table:formula="of:=AVERAGE([.$B67:.$F67])" office:value-type="float" office:value="0.5" calcext:value-type="float">
            <text:p>1</text:p>
          </table:table-cell>
          <table:table-cell table:style-name="ce25" table:content-validation-name="val2" table:formula="of:=AVERAGE([.$B67:.$F67])" office:value-type="float" office:value="0.5" calcext:value-type="float">
            <text:p>1</text:p>
          </table:table-cell>
          <table:table-cell table:style-name="ce25" table:content-validation-name="val2" table:formula="of:=[.$H67]-[.$G67]"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5" table:content-validation-name="val2" table:formula="of:=AVERAGE([.$B68:.$F68])" office:value-type="float" office:value="7.2" calcext:value-type="float">
            <text:p>7</text:p>
          </table:table-cell>
          <table:table-cell table:style-name="ce25" table:content-validation-name="val2" table:formula="of:=AVERAGE([.$B68:.$F68])" office:value-type="float" office:value="7.2" calcext:value-type="float">
            <text:p>7</text:p>
          </table:table-cell>
          <table:table-cell table:style-name="ce25" table:content-validation-name="val2" table:formula="of:=[.$H68]-[.$G68]" office:value-type="float" office:value="0" calcext:value-type="float">
            <text:p>0</text:p>
          </table:table-cell>
          <table:table-cell table:style-name="ce29" table:content-validation-name="val2"/>
          <table:table-cell table:style-name="ce32" table:number-columns-repeated="1014"/>
        </table:table-row>
        <table:table-row table:style-name="ro6">
          <table:table-cell table:style-name="ce11" table:number-columns-spanned="2" table:number-rows-spanned="1"/>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1">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25" table:content-validation-name="val2" table:number-columns-repeated="3"/>
          <table:table-cell table:style-name="ce30" table:content-validation-name="val2"/>
          <table:table-cell table:number-columns-repeated="1014"/>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office:value-type="float" office:value="16" calcext:value-type="float">
            <text:p>16</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5" table:content-validation-name="val2" table:formula="of:=AVERAGE([.$B71:.$F71])" office:value-type="float" office:value="11.2" calcext:value-type="float">
            <text:p>11</text:p>
          </table:table-cell>
          <table:table-cell table:style-name="ce25" table:content-validation-name="val2" table:formula="of:=AVERAGE([.$B71:.$F71])" office:value-type="float" office:value="11.2" calcext:value-type="float">
            <text:p>11</text:p>
          </table:table-cell>
          <table:table-cell table:style-name="ce25" table:content-validation-name="val2" table:formula="of:=[.$H71]-[.$G71]"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2" calcext:value-type="float">
            <text:p>2</text:p>
          </table:table-cell>
          <table:table-cell table:style-name="ce18" table:content-validation-name="val1"/>
          <table:table-cell table:style-name="ce25" table:content-validation-name="val2" table:formula="of:=AVERAGE([.$B72:.$F72])" office:value-type="float" office:value="1.75" calcext:value-type="float">
            <text:p>2</text:p>
          </table:table-cell>
          <table:table-cell table:style-name="ce25" table:content-validation-name="val2" table:formula="of:=AVERAGE([.$B72:.$F72])" office:value-type="float" office:value="1.75" calcext:value-type="float">
            <text:p>2</text:p>
          </table:table-cell>
          <table:table-cell table:style-name="ce25" table:content-validation-name="val2" table:formula="of:=[.$H72]-[.$G72]" office:value-type="float" office:value="0" calcext:value-type="float">
            <text:p>0</text:p>
          </table:table-cell>
          <table:table-cell table:style-name="ce29" table:content-validation-name="val2"/>
          <table:table-cell table:style-name="ce32" table:number-columns-repeated="1014"/>
        </table:table-row>
        <table:table-row table:style-name="ro9">
          <table:table-cell table:style-name="ce9" office:value-type="string" calcext:value-type="string">
            <text:p>Social networking (Sone, not enabled by default due to WoT performance issues and issues of its own)</text:p>
          </table:table-cell>
          <table:table-cell table:style-name="ce18" table:content-validation-name="val1" office:value-type="float" office:value="8" calcext:value-type="float">
            <text:p>8</text:p>
          </table:table-cell>
          <table:table-cell table:style-name="ce18" table:content-validation-name="val1" office:value-type="float" office:value="20" calcext:value-type="float">
            <text:p>20</text:p>
          </table:table-cell>
          <table:table-cell table:style-name="ce20"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36" calcext:value-type="float">
            <text:p>36</text:p>
          </table:table-cell>
          <table:table-cell table:style-name="ce25" table:content-validation-name="val2" table:formula="of:=AVERAGE([.$B73:.$F73])" office:value-type="float" office:value="14.8" calcext:value-type="float">
            <text:p>15</text:p>
          </table:table-cell>
          <table:table-cell table:style-name="ce25" table:content-validation-name="val2" table:formula="of:=AVERAGE([.$B73]; [.$C73]; [.$E73]; [.$F73])" office:value-type="float" office:value="18" calcext:value-type="float">
            <text:p>18</text:p>
          </table:table-cell>
          <table:table-cell table:style-name="ce25" table:content-validation-name="val2" table:formula="of:=[.$H73]-[.$G73]" office:value-type="float" office:value="3.2" calcext:value-type="float">
            <text:p>3</text:p>
          </table:table-cell>
          <table:table-cell table:style-name="ce29"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32" table:number-columns-repeated="1014"/>
        </table:table-row>
        <table:table-row table:style-name="ro7">
          <table:table-cell table:style-name="ce9" office:value-type="string" calcext:value-type="string">
            <text:p>Blogging (FlogHelper, not enabled by default due to WoT performance issues)</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5" table:content-validation-name="val2" table:formula="of:=AVERAGE([.$B74:.$F74])" office:value-type="float" office:value="1.7" calcext:value-type="float">
            <text:p>2</text:p>
          </table:table-cell>
          <table:table-cell table:style-name="ce25" table:content-validation-name="val2" table:formula="of:=AVERAGE([.$B74:.$E74])" office:value-type="float" office:value="2" calcext:value-type="float">
            <text:p>2</text:p>
          </table:table-cell>
          <table:table-cell table:style-name="ce25" table:content-validation-name="val2" table:formula="of:=[.$H74]-[.$G74]" office:value-type="float" office:value="0.3" calcext:value-type="float">
            <text:p>0</text:p>
          </table:table-cell>
          <table:table-cell table:style-name="ce29" table:content-validation-name="val2" office:value-type="string" calcext:value-type="string">
            <text:p>0.5 differs by 800% from highest estimate. </text:p>
          </table:table-cell>
          <table:table-cell table:style-name="ce32" table:number-columns-repeated="1014"/>
        </table:table-row>
        <table:table-row table:style-name="ro3">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office:value-type="float" office:value="16" calcext:value-type="float">
            <text:p>16</text:p>
          </table:table-cell>
          <table:table-cell table:style-name="ce18" table:content-validation-name="val1" office:value-type="float" office:value="12" calcext:value-type="float">
            <text:p>12</text:p>
          </table:table-cell>
          <table:table-cell table:style-name="ce18" table:content-validation-name="val1" office:value-type="float" office:value="20" calcext:value-type="float">
            <text:p>20</text:p>
          </table:table-cell>
          <table:table-cell table:style-name="ce18" table:content-validation-name="val1" office:value-type="float" office:value="4" calcext:value-type="float">
            <text:p>4</text:p>
          </table:table-cell>
          <table:table-cell table:style-name="ce18" table:content-validation-name="val1" office:value-type="float" office:value="16" calcext:value-type="float">
            <text:p>16</text:p>
          </table:table-cell>
          <table:table-cell table:style-name="ce25" table:content-validation-name="val2" table:formula="of:=AVERAGE([.$B75:.$F75])" office:value-type="float" office:value="13.6" calcext:value-type="float">
            <text:p>14</text:p>
          </table:table-cell>
          <table:table-cell table:style-name="ce25" table:content-validation-name="val2" table:formula="of:=AVERAGE([.$B75:.$F75])" office:value-type="float" office:value="13.6" calcext:value-type="float">
            <text:p>14</text:p>
          </table:table-cell>
          <table:table-cell table:style-name="ce25" table:content-validation-name="val2" table:formula="of:=[.$H75]-[.$G75]" office:value-type="float" office:value="0" calcext:value-type="float">
            <text:p>0</text:p>
          </table:table-cell>
          <table:table-cell table:style-name="ce29" table:content-validation-name="val2"/>
          <table:table-cell table:style-name="ce32" table:number-columns-repeated="1014"/>
        </table:table-row>
        <table:table-row table:style-name="ro8">
          <table:table-cell table:style-name="ce9" office:value-type="string" calcext:value-type="string">
            <text:p>Mail (Freemail, not enabled by default due to WoT performance issu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2" table:formula="of:=AVERAGE([.$B76:.$F76])" office:value-type="float" office:value="5.4" calcext:value-type="float">
            <text:p>5</text:p>
          </table:table-cell>
          <table:table-cell table:style-name="ce25" table:content-validation-name="val2" table:formula="of:=AVERAGE([.$B76]; [.$C76]; [.$D76]; [.$F76])" office:value-type="float" office:value="6.5" calcext:value-type="float">
            <text:p>7</text:p>
          </table:table-cell>
          <table:table-cell table:style-name="ce25" table:content-validation-name="val2" table:formula="of:=[.$H76]-[.$G76]" office:value-type="float" office:value="1.1" calcext:value-type="float">
            <text:p>1</text:p>
          </table:table-cell>
          <table:table-cell table:style-name="ce29"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32" table:number-columns-repeated="1014"/>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0" table:content-validation-name="val1" office:value-type="float" office:value="48" calcext:value-type="float">
            <text:p>48</text:p>
          </table:table-cell>
          <table:table-cell table:style-name="ce25" table:content-validation-name="val2" table:formula="of:=AVERAGE([.$B77:.$F77])" office:value-type="float" office:value="12.2" calcext:value-type="float">
            <text:p>12</text:p>
          </table:table-cell>
          <table:table-cell table:style-name="ce25" table:content-validation-name="val2" table:formula="of:=AVERAGE([.$B77:.$E77])" office:value-type="float" office:value="3.25" calcext:value-type="float">
            <text:p>3</text:p>
          </table:table-cell>
          <table:table-cell table:style-name="ce25" table:content-validation-name="val2" table:formula="of:=[.$H77]-[.$G77]" office:value-type="float" office:value="-8.95" calcext:value-type="float">
            <text:p>-9</text:p>
          </table:table-cell>
          <table:table-cell table:style-name="ce29" table:content-validation-name="val2" office:value-type="string" calcext:value-type="string">
            <text:p>48 differs by 4800% from lowest estimate.</text:p>
          </table:table-cell>
          <table:table-cell table:style-name="ce32" table:number-columns-repeated="1014"/>
        </table:table-row>
        <table:table-row table:style-name="ro3">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8" table:content-validation-name="val1" office:value-type="float" office:value="16" calcext:value-type="float">
            <text:p>16</text:p>
          </table:table-cell>
          <table:table-cell table:style-name="ce18" table:content-validation-name="val1" office:value-type="float" office:value="24" calcext:value-type="float">
            <text:p>24</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25" table:content-validation-name="val2" table:formula="of:=AVERAGE([.$B78:.$F78])" office:value-type="float" office:value="28.8" calcext:value-type="float">
            <text:p>29</text:p>
          </table:table-cell>
          <table:table-cell table:style-name="ce25" table:content-validation-name="val2" table:formula="of:=AVERAGE([.$B78:.$F78])" office:value-type="float" office:value="28.8" calcext:value-type="float">
            <text:p>29</text:p>
          </table:table-cell>
          <table:table-cell table:style-name="ce25" table:content-validation-name="val2" table:formula="of:=[.$H78]-[.$G78]" office:value-type="float" office:value="0" calcext:value-type="float">
            <text:p>0</text:p>
          </table:table-cell>
          <table:table-cell table:style-name="ce29" table:content-validation-name="val2"/>
          <table:table-cell table:style-name="ce32" table:number-columns-repeated="1014"/>
        </table:table-row>
        <table:table-row table:style-name="ro3">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office:value-type="float" office:value="36" calcext:value-type="float">
            <text:p>36</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office:value-type="float" office:value="36" calcext:value-type="float">
            <text:p>36</text:p>
          </table:table-cell>
          <table:table-cell table:style-name="ce18" table:content-validation-name="val1" office:value-type="float" office:value="96" calcext:value-type="float">
            <text:p>96</text:p>
          </table:table-cell>
          <table:table-cell table:style-name="ce25" table:content-validation-name="val2" table:formula="of:=AVERAGE([.$B79:.$F79])" office:value-type="float" office:value="51.2" calcext:value-type="float">
            <text:p>51</text:p>
          </table:table-cell>
          <table:table-cell table:style-name="ce25" table:content-validation-name="val2" table:formula="of:=AVERAGE([.$B79:.$F79])" office:value-type="float" office:value="51.2" calcext:value-type="float">
            <text:p>51</text:p>
          </table:table-cell>
          <table:table-cell table:style-name="ce25" table:content-validation-name="val2" table:formula="of:=[.$H79]-[.$G79]"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9" office:value-type="string" calcext:value-type="string">
            <text:p>Add FCP calls to Freemail to setup a user and to change user passwords</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0.5" calcext:value-type="float">
            <text:p>0.5</text:p>
          </table:table-cell>
          <table:table-cell table:style-name="ce25" table:content-validation-name="val2" table:formula="of:=AVERAGE([.$B80:.$F80])" office:value-type="float" office:value="0.6" calcext:value-type="float">
            <text:p>1</text:p>
          </table:table-cell>
          <table:table-cell table:style-name="ce25" table:content-validation-name="val2" table:formula="of:=AVERAGE([.$B80:.$F80])" office:value-type="float" office:value="0.6" calcext:value-type="float">
            <text:p>1</text:p>
          </table:table-cell>
          <table:table-cell table:style-name="ce25" table:content-validation-name="val2" table:formula="of:=[.$H80]-[.$G80]" office:value-type="float" office:value="0" calcext:value-type="float">
            <text:p>0</text:p>
          </table:table-cell>
          <table:table-cell table:style-name="ce29" table:content-validation-name="val2"/>
          <table:table-cell table:style-name="ce32" table:number-columns-repeated="1014"/>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5" table:content-validation-name="val2" table:formula="of:=AVERAGE([.$B81:.$F81])" office:value-type="float" office:value="1" calcext:value-type="float">
            <text:p>1</text:p>
          </table:table-cell>
          <table:table-cell table:style-name="ce25" table:content-validation-name="val2" table:formula="of:=AVERAGE([.$B81:.$F81])" office:value-type="float" office:value="1" calcext:value-type="float">
            <text:p>1</text:p>
          </table:table-cell>
          <table:table-cell table:style-name="ce25" table:content-validation-name="val2" table:formula="of:=[.$H81]-[.$G81]" office:value-type="float" office:value="0" calcext:value-type="float">
            <text:p>0</text:p>
          </table:table-cell>
          <table:table-cell table:style-name="ce29" table:content-validation-name="val2"/>
          <table:table-cell table:style-name="ce32" table:number-columns-repeated="1014"/>
        </table:table-row>
        <table:table-row table:style-name="ro7">
          <table:table-cell table:style-name="ce9" office:value-type="string" calcext:value-type="string">
            <text:p>New keytype: PSK (programmable subkeys - shared ownership)</text:p>
          </table:table-cell>
          <table:table-cell table:number-columns-repeated="2" table:style-name="ce18" table:content-validation-name="val1" office:value-type="float" office:value="16" calcext:value-type="float">
            <text:p>16</text:p>
          </table:table-cell>
          <table:table-cell table:number-columns-repeated="2"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25" table:content-validation-name="val2" table:formula="of:=AVERAGE([.$B82:.$F82])" office:value-type="float" office:value="28.8" calcext:value-type="float">
            <text:p>29</text:p>
          </table:table-cell>
          <table:table-cell table:style-name="ce25" table:content-validation-name="val2" table:formula="of:=AVERAGE([.$B82:.$E82])" office:value-type="float" office:value="12" calcext:value-type="float">
            <text:p>12</text:p>
          </table:table-cell>
          <table:table-cell table:style-name="ce25" table:content-validation-name="val2" table:formula="of:=[.$H82]-[.$G82]" office:value-type="float" office:value="-16.8" calcext:value-type="float">
            <text:p>-17</text:p>
          </table:table-cell>
          <table:table-cell table:style-name="ce29" table:content-validation-name="val2" office:value-type="string" calcext:value-type="string">
            <text:p>96 differs by 1200% from lowest estimate.</text:p>
          </table:table-cell>
          <table:table-cell table:style-name="ce32" table:number-columns-repeated="1014"/>
        </table:table-row>
        <table:table-row table:style-name="ro7">
          <table:table-cell table:style-name="ce9" office:value-type="string" calcext:value-type="string">
            <text:p>New keytype: RSK (revocable)</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24" calcext:value-type="float">
            <text:p>24</text:p>
          </table:table-cell>
          <table:table-cell table:style-name="ce25" table:content-validation-name="val2" table:formula="of:=AVERAGE([.$B83:.$F83])" office:value-type="float" office:value="8" calcext:value-type="float">
            <text:p>8</text:p>
          </table:table-cell>
          <table:table-cell table:style-name="ce25" table:content-validation-name="val2" table:formula="of:=AVERAGE([.$B83:.$E83])" office:value-type="float" office:value="4" calcext:value-type="float">
            <text:p>4</text:p>
          </table:table-cell>
          <table:table-cell table:style-name="ce25" table:content-validation-name="val2" table:formula="of:=[.$H83]-[.$G83]" office:value-type="float" office:value="-4" calcext:value-type="float">
            <text:p>-4</text:p>
          </table:table-cell>
          <table:table-cell table:style-name="ce29" table:content-validation-name="val2" office:value-type="string" calcext:value-type="string">
            <text:p>24 differs by 2400% from lowest estimate</text:p>
          </table:table-cell>
          <table:table-cell table:style-name="ce32" table:number-columns-repeated="1014"/>
        </table:table-row>
        <table:table-row table:style-name="ro2">
          <table:table-cell table:number-columns-repeated="1024"/>
        </table:table-row>
        <table:table-row table:style-name="ro1">
          <table:table-cell table:style-name="ce13"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00:07:11.7814239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640" meta:object-count="0"/>
  </office:meta>
</office:document-meta>
</file>